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pha_d03_nodist_240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STGCN</text:p>
          </table:table-cell>
          <table:table-cell/>
          <table:table-cell table:style-name="Default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table:style-name="Default"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.8842" calcext:value-type="float">
            <text:p>1521.8842</text:p>
          </table:table-cell>
          <table:table-cell office:value-type="float" office:value="768.29944" calcext:value-type="float">
            <text:p>768.29944</text:p>
          </table:table-cell>
          <table:table-cell office:value-type="float" office:value="275.7182" calcext:value-type="float">
            <text:p>275.7182</text:p>
          </table:table-cell>
          <table:table-cell office:value-type="float" office:value="6158777500000000" calcext:value-type="float">
            <text:p>6158777500000000</text:p>
          </table:table-cell>
          <table:table-cell office:value-type="float" office:value="370.6846" calcext:value-type="float">
            <text:p>370.6846</text:p>
          </table:table-cell>
          <table:table-cell office:value-type="float" office:value="281.2367" calcext:value-type="float">
            <text:p>281.2367</text:p>
          </table:table-cell>
          <table:table-cell table:style-name="ce1" office:value-type="float" office:value="5949346874567487" calcext:value-type="float">
            <text:p>5949346874567487</text:p>
          </table:table-cell>
          <table:table-cell office:value-type="float" office:value="376.0829" calcext:value-type="float">
            <text:p>376.0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.4238" calcext:value-type="float">
            <text:p>1282.4238</text:p>
          </table:table-cell>
          <table:table-cell office:value-type="float" office:value="550.58435" calcext:value-type="float">
            <text:p>550.58435</text:p>
          </table:table-cell>
          <table:table-cell office:value-type="float" office:value="325.164" calcext:value-type="float">
            <text:p>325.164</text:p>
          </table:table-cell>
          <table:table-cell table:style-name="ce3" office:value-type="float" office:value="3.3201725E+016" calcext:value-type="float">
            <text:p>3.32E+16</text:p>
          </table:table-cell>
          <table:table-cell office:value-type="float" office:value="421.1342" calcext:value-type="float">
            <text:p>421.1342</text:p>
          </table:table-cell>
          <table:table-cell office:value-type="float" office:value="329.0181" calcext:value-type="float">
            <text:p>329.0181</text:p>
          </table:table-cell>
          <table:table-cell office:value-type="float" office:value="3.29155875896348E+016" calcext:value-type="float">
            <text:p>3.29E+16</text:p>
          </table:table-cell>
          <table:table-cell office:value-type="float" office:value="425.6038" calcext:value-type="float">
            <text:p>425.6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7.2064" calcext:value-type="float">
            <text:p>1147.2064</text:p>
          </table:table-cell>
          <table:table-cell office:value-type="float" office:value="443.27185" calcext:value-type="float">
            <text:p>443.27185</text:p>
          </table:table-cell>
          <table:table-cell office:value-type="float" office:value="255.9" calcext:value-type="float">
            <text:p>255.9</text:p>
          </table:table-cell>
          <table:table-cell office:value-type="float" office:value="2962261000000000" calcext:value-type="float">
            <text:p>2962261000000000</text:p>
          </table:table-cell>
          <table:table-cell office:value-type="float" office:value="335.947" calcext:value-type="float">
            <text:p>335.947</text:p>
          </table:table-cell>
          <table:table-cell office:value-type="float" office:value="257.5292" calcext:value-type="float">
            <text:p>257.5292</text:p>
          </table:table-cell>
          <table:table-cell table:style-name="ce1" office:value-type="float" office:value="2.84409155813065E+015" calcext:value-type="float">
            <text:p>2.84409155813065E+015</text:p>
          </table:table-cell>
          <table:table-cell office:value-type="float" office:value="341.003" calcext:value-type="float">
            <text:p>341.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9.2291" calcext:value-type="float">
            <text:p>1129.2291</text:p>
          </table:table-cell>
          <table:table-cell office:value-type="float" office:value="514.7746" calcext:value-type="float">
            <text:p>514.7746</text:p>
          </table:table-cell>
          <table:table-cell office:value-type="float" office:value="303.0922" calcext:value-type="float">
            <text:p>303.0922</text:p>
          </table:table-cell>
          <table:table-cell office:value-type="float" office:value="8388734700000000" calcext:value-type="float">
            <text:p>8388734700000000</text:p>
          </table:table-cell>
          <table:table-cell office:value-type="float" office:value="396.4494" calcext:value-type="float">
            <text:p>396.4494</text:p>
          </table:table-cell>
          <table:table-cell office:value-type="float" office:value="308.3296" calcext:value-type="float">
            <text:p>308.3296</text:p>
          </table:table-cell>
          <table:table-cell table:style-name="ce1" office:value-type="float" office:value="8270251258997427" calcext:value-type="float">
            <text:p>8270251258997427</text:p>
          </table:table-cell>
          <table:table-cell office:value-type="float" office:value="405.7804" calcext:value-type="float">
            <text:p>405.7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1.8838" calcext:value-type="float">
            <text:p>1871.8838</text:p>
          </table:table-cell>
          <table:table-cell office:value-type="float" office:value="694.4047" calcext:value-type="float">
            <text:p>694.4047</text:p>
          </table:table-cell>
          <table:table-cell office:value-type="float" office:value="310.3725" calcext:value-type="float">
            <text:p>310.3725</text:p>
          </table:table-cell>
          <table:table-cell table:style-name="ce4" office:value-type="float" office:value="2.095255E+016" calcext:value-type="float">
            <text:p>2.10E+16</text:p>
          </table:table-cell>
          <table:table-cell office:value-type="float" office:value="400.2166" calcext:value-type="float">
            <text:p>400.2166</text:p>
          </table:table-cell>
          <table:table-cell office:value-type="float" office:value="317.948" calcext:value-type="float">
            <text:p>317.948</text:p>
          </table:table-cell>
          <table:table-cell table:style-name="ce3" office:value-type="float" office:value="2.15607058484487E+016" calcext:value-type="float">
            <text:p>2.16E+16</text:p>
          </table:table-cell>
          <table:table-cell office:value-type="float" office:value="410.9672" calcext:value-type="float">
            <text:p>410.9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4.0795" calcext:value-type="float">
            <text:p>1354.0795</text:p>
          </table:table-cell>
          <table:table-cell office:value-type="float" office:value="725.621" calcext:value-type="float">
            <text:p>725.621</text:p>
          </table:table-cell>
          <table:table-cell office:value-type="float" office:value="209.3569" calcext:value-type="float">
            <text:p>209.3569</text:p>
          </table:table-cell>
          <table:table-cell office:value-type="float" office:value="3375313300000000" calcext:value-type="float">
            <text:p>3375313300000000</text:p>
          </table:table-cell>
          <table:table-cell office:value-type="float" office:value="283.4314" calcext:value-type="float">
            <text:p>283.4314</text:p>
          </table:table-cell>
          <table:table-cell office:value-type="float" office:value="215.1712" calcext:value-type="float">
            <text:p>215.1712</text:p>
          </table:table-cell>
          <table:table-cell table:style-name="ce1" office:value-type="float" office:value="3.04568270651045E+015" calcext:value-type="float">
            <text:p>3.04568270651045E+015</text:p>
          </table:table-cell>
          <table:table-cell office:value-type="float" office:value="293.7666" calcext:value-type="float">
            <text:p>293.7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1.6006" calcext:value-type="float">
            <text:p>511.6006</text:p>
          </table:table-cell>
          <table:table-cell office:value-type="float" office:value="483.86554" calcext:value-type="float">
            <text:p>483.86554</text:p>
          </table:table-cell>
          <table:table-cell office:value-type="float" office:value="276.0844" calcext:value-type="float">
            <text:p>276.0844</text:p>
          </table:table-cell>
          <table:table-cell table:style-name="ce3" office:value-type="float" office:value="3.4093876E+017" calcext:value-type="float">
            <text:p>3.41E+17</text:p>
          </table:table-cell>
          <table:table-cell office:value-type="float" office:value="369.0116" calcext:value-type="float">
            <text:p>369.0116</text:p>
          </table:table-cell>
          <table:table-cell office:value-type="float" office:value="277.7993" calcext:value-type="float">
            <text:p>277.7993</text:p>
          </table:table-cell>
          <table:table-cell office:value-type="float" office:value="2.68159796614E+017" calcext:value-type="float">
            <text:p>2.68E+17</text:p>
          </table:table-cell>
          <table:table-cell office:value-type="float" office:value="379.9015" calcext:value-type="float">
            <text:p>379.9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2" office:value-type="float" office:value="261.252" calcext:value-type="float">
            <text:p>261.252</text:p>
          </table:table-cell>
          <table:table-cell table:style-name="ce3" office:value-type="float" office:value="1.854987E+016" calcext:value-type="float">
            <text:p>1.85E+16</text:p>
          </table:table-cell>
          <table:table-cell office:value-type="float" office:value="360.0421" calcext:value-type="float">
            <text:p>360.0421</text:p>
          </table:table-cell>
          <table:table-cell table:style-name="ce1" office:value-type="float" office:value="260.5416" calcext:value-type="float">
            <text:p>260.5416</text:p>
          </table:table-cell>
          <table:table-cell office:value-type="float" office:value="1.63168534619844E+016" calcext:value-type="float">
            <text:p>1.63E+16</text:p>
          </table:table-cell>
          <table:table-cell office:value-type="float" office:value="361.5416" calcext:value-type="float">
            <text:p>361.5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76.173" calcext:value-type="float">
            <text:p>276.173</text:p>
          </table:table-cell>
          <table:table-cell table:style-name="ce3" office:value-type="float" office:value="1.3340885E+017" calcext:value-type="float">
            <text:p>1.33E+17</text:p>
          </table:table-cell>
          <table:table-cell office:value-type="float" office:value="350.0303" calcext:value-type="float">
            <text:p>350.0303</text:p>
          </table:table-cell>
          <table:table-cell office:value-type="float" office:value="279.5871" calcext:value-type="float">
            <text:p>279.5871</text:p>
          </table:table-cell>
          <table:table-cell office:value-type="float" office:value="1.10119681722435E+017" calcext:value-type="float">
            <text:p>1.10E+17</text:p>
          </table:table-cell>
          <table:table-cell office:value-type="float" office:value="361.3972" calcext:value-type="float">
            <text:p>361.39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257.2377" calcext:value-type="float">
            <text:p>1257.2377</text:p>
          </table:table-cell>
          <table:table-cell office:value-type="float" office:value="608.1869" calcext:value-type="float">
            <text:p>608.1869</text:p>
          </table:table-cell>
          <table:table-cell office:value-type="float" office:value="277.0126" calcext:value-type="float">
            <text:p>277.0126</text:p>
          </table:table-cell>
          <table:table-cell table:style-name="ce3" office:value-type="float" office:value="6.3104095E+016" calcext:value-type="float">
            <text:p>6.31E+16</text:p>
          </table:table-cell>
          <table:table-cell office:value-type="float" office:value="365.2164" calcext:value-type="float">
            <text:p>365.2164</text:p>
          </table:table-cell>
          <table:table-cell office:value-type="float" office:value="280.7956" calcext:value-type="float">
            <text:p>280.7956</text:p>
          </table:table-cell>
          <table:table-cell office:value-type="float" office:value="5.21313330705232E+016" calcext:value-type="float">
            <text:p>5.21E+16</text:p>
          </table:table-cell>
          <table:table-cell office:value-type="float" office:value="372.8938" calcext:value-type="float">
            <text:p>372.8938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343.8178" calcext:value-type="float">
            <text:p>343.8178</text:p>
          </table:table-cell>
          <table:table-cell office:value-type="float" office:value="111.7788" calcext:value-type="float">
            <text:p>111.7788</text:p>
          </table:table-cell>
          <table:table-cell office:value-type="float" office:value="32.2942" calcext:value-type="float">
            <text:p>32.2942</text:p>
          </table:table-cell>
          <table:table-cell table:style-name="ce3" office:value-type="float" office:value="1.055209E+017" calcext:value-type="float">
            <text:p>1.06E+17</text:p>
          </table:table-cell>
          <table:table-cell table:style-name="Default" office:value-type="float" office:value="38.26" calcext:value-type="float">
            <text:p>38.26</text:p>
          </table:table-cell>
          <table:table-cell office:value-type="float" office:value="32.8846" calcext:value-type="float">
            <text:p>32.8846</text:p>
          </table:table-cell>
          <table:table-cell office:value-type="float" office:value="8.26724690889286E+016" calcext:value-type="float">
            <text:p>8.27E+16</text:p>
          </table:table-cell>
          <table:table-cell table:style-name="ce1" office:value-type="float" office:value="37.871" calcext:value-type="float">
            <text:p>37.871</text:p>
          </table:table-cell>
        </table:table-row>
      </table:table>
      <table:table table:name="bravo_d03_nodist_2503_e15d10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/>
          <table:table-cell table:style-name="Default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table:style-name="ce1" office:value-type="float" office:value="164.62201" calcext:value-type="float">
            <text:p>164.62201</text:p>
          </table:table-cell>
          <table:table-cell office:value-type="float" office:value="9.201475E+015" calcext:value-type="float">
            <text:p>9.201475E+015</text:p>
          </table:table-cell>
          <table:table-cell office:value-type="float" office:value="215.68358" calcext:value-type="float">
            <text:p>215.68358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table:style-name="ce1" office:value-type="float" office:value="273.02362" calcext:value-type="float">
            <text:p>273.02362</text:p>
          </table:table-cell>
          <table:table-cell table:style-name="ce1" office:value-type="float" office:value="1.3184111E+017" calcext:value-type="float">
            <text:p>1.3184111E+017</text:p>
          </table:table-cell>
          <table:table-cell table:style-name="Default" office:value-type="float" office:value="345.0582" calcext:value-type="float">
            <text:p>345.0582</text:p>
          </table:table-cell>
          <table:table-cell office:value-type="float" office:value="217.911605223696" calcext:value-type="float">
            <text:p>217.911605223696</text:p>
          </table:table-cell>
          <table:table-cell table:style-name="Default" office:value-type="float" office:value="1.56804231518117E+017" calcext:value-type="float">
            <text:p>1.56804231518117E+017</text:p>
          </table:table-cell>
          <table:table-cell table:style-name="ce1"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19.27336" calcext:value-type="float">
            <text:p>219.27336</text:p>
          </table:table-cell>
          <table:table-cell office:value-type="float" office:value="5.1819373E+016" calcext:value-type="float">
            <text:p>5.1819373E+016</text:p>
          </table:table-cell>
          <table:table-cell table:style-name="Default" office:value-type="float" office:value="278.92062" calcext:value-type="float">
            <text:p>278.92062</text:p>
          </table:table-cell>
          <table:table-cell table:style-name="ce1"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table:style-name="ce1"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68.50093" calcext:value-type="float">
            <text:p>168.50093</text:p>
          </table:table-cell>
          <table:table-cell office:value-type="float" office:value="863208000000000" calcext:value-type="float">
            <text:p>863208000000000</text:p>
          </table:table-cell>
          <table:table-cell office:value-type="float" office:value="247.058" calcext:value-type="float">
            <text:p>247.058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3.365364" calcext:value-type="float">
            <text:p>83.365364</text:p>
          </table:table-cell>
          <table:table-cell office:value-type="float" office:value="2.1220042E+016" calcext:value-type="float">
            <text:p>2.1220042E+016</text:p>
          </table:table-cell>
          <table:table-cell table:style-name="Default" office:value-type="float" office:value="112.3988" calcext:value-type="float">
            <text:p>112.3988</text:p>
          </table:table-cell>
          <table:table-cell table:style-name="ce1"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table:style-name="ce1"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2.0261" calcext:value-type="float">
            <text:p>292.0261</text:p>
          </table:table-cell>
          <table:table-cell office:value-type="float" office:value="1.3879003E+017" calcext:value-type="float">
            <text:p>1.3879003E+017</text:p>
          </table:table-cell>
          <table:table-cell office:value-type="float" office:value="373.40085" calcext:value-type="float">
            <text:p>373.40085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4.15045" calcext:value-type="float">
            <text:p>354.15045</text:p>
          </table:table-cell>
          <table:table-cell office:value-type="float" office:value="1397317300000000" calcext:value-type="float">
            <text:p>1397317300000000</text:p>
          </table:table-cell>
          <table:table-cell table:style-name="Default" office:value-type="float" office:value="449.03503" calcext:value-type="float">
            <text:p>449.03503</text:p>
          </table:table-cell>
          <table:table-cell table:style-name="ce1"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table:style-name="ce1"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196.749" calcext:value-type="float">
            <text:p>196.749</text:p>
          </table:table-cell>
          <table:table-cell table:style-name="ce1" office:value-type="float" office:value="3269288300000000" calcext:value-type="float">
            <text:p>3269288300000000</text:p>
          </table:table-cell>
          <table:table-cell office:value-type="float" office:value="260.58362" calcext:value-type="float">
            <text:p>260.58362</text:p>
          </table:table-cell>
          <table:table-cell table:style-name="ce1" office:value-type="float" office:value="195.332846861942" calcext:value-type="float">
            <text:p>195.332846861942</text:p>
          </table:table-cell>
          <table:table-cell table:style-name="Default"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06.76285" calcext:value-type="float">
            <text:p>306.76285</text:p>
          </table:table-cell>
          <table:table-cell office:value-type="float" office:value="4.5257853E+016" calcext:value-type="float">
            <text:p>4.5257853E+016</text:p>
          </table:table-cell>
          <table:table-cell office:value-type="float" office:value="392.83197" calcext:value-type="float">
            <text:p>392.83197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5.129" calcext:value-type="float">
            <text:p>255.129</text:p>
          </table:table-cell>
          <table:table-cell office:value-type="float" office:value="1.6992216E+016" calcext:value-type="float">
            <text:p>1.6992216E+016</text:p>
          </table:table-cell>
          <table:table-cell office:value-type="float" office:value="353.9755" calcext:value-type="float">
            <text:p>353.9755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table:style-name="ce1" office:value-type="float" office:value="273.71484" calcext:value-type="float">
            <text:p>273.71484</text:p>
          </table:table-cell>
          <table:table-cell office:value-type="float" office:value="1.5312648E+017" calcext:value-type="float">
            <text:p>1.5312648E+017</text:p>
          </table:table-cell>
          <table:table-cell office:value-type="float" office:value="346.9502" calcext:value-type="float">
            <text:p>346.9502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35.21068" calcext:value-type="float">
            <text:p>235.21068</text:p>
          </table:table-cell>
          <table:table-cell office:value-type="float" office:value="5.2161673E+016" calcext:value-type="float">
            <text:p>5.2161673E+016</text:p>
          </table:table-cell>
          <table:table-cell table:style-name="Default" office:value-type="float" office:value="306.8997" calcext:value-type="float">
            <text:p>306.8997</text:p>
          </table:table-cell>
          <table:table-cell table:style-name="ce1"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table:style-name="ce1"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87135" calcext:value-type="float">
            <text:p>73.87135</text:p>
          </table:table-cell>
          <table:table-cell office:value-type="float" office:value="5.6995874E+016" calcext:value-type="float">
            <text:p>5.6995874E+016</text:p>
          </table:table-cell>
          <table:table-cell office:value-type="float" office:value="90.426" calcext:value-type="float">
            <text:p>90.426</text:p>
          </table:table-cell>
          <table:table-cell table:style-name="ce1"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</table:table-row>
      </table:table>
      <table:table table:name="bravo_d03_nodist_2503_e06d10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88.6095" calcext:value-type="float">
            <text:p>188.6095</text:p>
          </table:table-cell>
          <table:table-cell office:value-type="float" office:value="1.3423226E+016" calcext:value-type="float">
            <text:p>1.3423226E+016</text:p>
          </table:table-cell>
          <table:table-cell office:value-type="float" office:value="235.82692" calcext:value-type="float">
            <text:p>235.82692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21.01437" calcext:value-type="float">
            <text:p>221.01437</text:p>
          </table:table-cell>
          <table:table-cell office:value-type="float" office:value="2.0954615E+017" calcext:value-type="float">
            <text:p>2.0954615E+017</text:p>
          </table:table-cell>
          <table:table-cell table:style-name="ce1" office:value-type="float" office:value="278.90906" calcext:value-type="float">
            <text:p>278.90906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table:style-name="Default"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4.96391" calcext:value-type="float">
            <text:p>224.96391</text:p>
          </table:table-cell>
          <table:table-cell office:value-type="float" office:value="6.396427E+016" calcext:value-type="float">
            <text:p>6.396427E+016</text:p>
          </table:table-cell>
          <table:table-cell office:value-type="float" office:value="281.94107" calcext:value-type="float">
            <text:p>281.94107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178.02974" calcext:value-type="float">
            <text:p>178.02974</text:p>
          </table:table-cell>
          <table:table-cell office:value-type="float" office:value="812027400000000" calcext:value-type="float">
            <text:p>812027400000000</text:p>
          </table:table-cell>
          <table:table-cell office:value-type="float" office:value="253.50146" calcext:value-type="float">
            <text:p>253.50146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95.61672" calcext:value-type="float">
            <text:p>95.61672</text:p>
          </table:table-cell>
          <table:table-cell office:value-type="float" office:value="3.4933814E+016" calcext:value-type="float">
            <text:p>3.4933814E+016</text:p>
          </table:table-cell>
          <table:table-cell office:value-type="float" office:value="120.74239" calcext:value-type="float">
            <text:p>120.74239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321.1664" calcext:value-type="float">
            <text:p>321.1664</text:p>
          </table:table-cell>
          <table:table-cell office:value-type="float" office:value="2.0634787E+017" calcext:value-type="float">
            <text:p>2.0634787E+017</text:p>
          </table:table-cell>
          <table:table-cell office:value-type="float" office:value="401.56235" calcext:value-type="float">
            <text:p>401.56235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91.18585" calcext:value-type="float">
            <text:p>391.18585</text:p>
          </table:table-cell>
          <table:table-cell office:value-type="float" office:value="1631234800000000" calcext:value-type="float">
            <text:p>1631234800000000</text:p>
          </table:table-cell>
          <table:table-cell office:value-type="float" office:value="489.31638" calcext:value-type="float">
            <text:p>489.31638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2.41502" calcext:value-type="float">
            <text:p>202.41502</text:p>
          </table:table-cell>
          <table:table-cell office:value-type="float" office:value="4557322000000000" calcext:value-type="float">
            <text:p>4557322000000000</text:p>
          </table:table-cell>
          <table:table-cell table:style-name="ce1" office:value-type="float" office:value="259.3322" calcext:value-type="float">
            <text:p>259.3322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table:style-name="Default"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11.01035" calcext:value-type="float">
            <text:p>311.01035</text:p>
          </table:table-cell>
          <table:table-cell office:value-type="float" office:value="4.9894927E+016" calcext:value-type="float">
            <text:p>4.9894927E+016</text:p>
          </table:table-cell>
          <table:table-cell table:style-name="ce1" office:value-type="float" office:value="399.0422" calcext:value-type="float">
            <text:p>399.0422</text:p>
          </table:table-cell>
          <table:table-cell table:style-name="Default"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table:style-name="Default"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267.3939" calcext:value-type="float">
            <text:p>267.3939</text:p>
          </table:table-cell>
          <table:table-cell office:value-type="float" office:value="1.9108303E+016" calcext:value-type="float">
            <text:p>1.9108303E+016</text:p>
          </table:table-cell>
          <table:table-cell office:value-type="float" office:value="362.8456" calcext:value-type="float">
            <text:p>362.8456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84.19833" calcext:value-type="float">
            <text:p>284.19833</text:p>
          </table:table-cell>
          <table:table-cell office:value-type="float" office:value="1.5382671E+017" calcext:value-type="float">
            <text:p>1.5382671E+017</text:p>
          </table:table-cell>
          <table:table-cell office:value-type="float" office:value="362.16992" calcext:value-type="float">
            <text:p>362.16992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4.14581" calcext:value-type="float">
            <text:p>244.14581</text:p>
          </table:table-cell>
          <table:table-cell office:value-type="float" office:value="6.891326E+016" calcext:value-type="float">
            <text:p>6.891326E+016</text:p>
          </table:table-cell>
          <table:table-cell office:value-type="float" office:value="313.19907" calcext:value-type="float">
            <text:p>313.19907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7.65276" calcext:value-type="float">
            <text:p>77.65276</text:p>
          </table:table-cell>
          <table:table-cell office:value-type="float" office:value="7.762555E+016" calcext:value-type="float">
            <text:p>7.762555E+016</text:p>
          </table:table-cell>
          <table:table-cell office:value-type="float" office:value="96.62565" calcext:value-type="float">
            <text:p>96.62565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3:16:44.701253969</meta:creation-date>
    <dc:date>2022-03-26T20:08:12.847957764</dc:date>
    <meta:editing-duration>PT2H23M19S</meta:editing-duration>
    <meta:editing-cycles>3</meta:editing-cycles>
    <meta:generator>LibreOffice/6.4.7.2$Linux_X86_64 LibreOffice_project/40$Build-2</meta:generator>
    <meta:document-statistic meta:table-count="3" meta:cell-count="366" meta:object-count="0"/>
  </office:meta>
</office:document-meta>
</file>